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4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2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2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1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5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5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2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9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3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7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5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7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2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0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9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2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4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9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0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8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4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1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3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0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7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8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1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1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9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782" draw:master-page-name="Master1-Layout1-title-Title-Slide" presentation:presentation-page-layout-name="Master1-PPL1" draw:id="Slide-256">
        <draw:frame draw:id="id101" presentation:style-name="a785" draw:name="Title 1" svg:x="1.2in" svg:y="0.83in" svg:width="11in" svg:height="3.9in" presentation:class="title" presentation:placeholder="false">
          <draw:text-box>
            <text:p text:style-name="a784" text:class-names="" text:cond-style-name=""><text:span text:style-name="a783" text:class-names="">Spatial Querying Raster Datasets</text:span></text:p>
          </draw:text-box>
          <svg:title/>
          <svg:desc/>
        </draw:frame>
        <draw:frame draw:id="id102" presentation:style-name="a786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4" draw:style-name="a787" draw:master-page-name="Master1-Layout2-obj-Title-and-Content" presentation:presentation-page-layout-name="Master1-PPL2" draw:id="Slide-259">
        <draw:frame draw:id="id103" presentation:style-name="a790" draw:name="Title 1" svg:x="1.2in" svg:y="0.31343in" svg:width="11in" svg:height="1.58657in" presentation:class="title" presentation:placeholder="false">
          <draw:text-box>
            <text:p text:style-name="a789" text:class-names="" text:cond-style-name=""><text:span text:style-name="a788" text:class-names="">Things you should know</text:span></text:p>
          </draw:text-box>
          <svg:title/>
          <svg:desc/>
        </draw:frame>
        <draw:frame draw:id="id104" presentation:style-name="a807" draw:name="Content Placeholder 2" svg:x="1.2in" svg:y="2.01852in" svg:width="11in" svg:height="4.4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iles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No Data Values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Pixel Types</text:span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Raster_columns</text:span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Overviews</text:span></text:p>
              </text:list-item>
            </text:list>
          </draw:text-box>
          <svg:title/>
          <svg:desc/>
        </draw:frame>
      </draw:page>
      <draw:page draw:name="Slide5" draw:style-name="a808" draw:master-page-name="Master1-Layout2-obj-Title-and-Content" presentation:presentation-page-layout-name="Master1-PPL2" draw:id="Slide-260">
        <draw:frame draw:id="id105" presentation:style-name="a811" draw:name="Title 1" svg:x="1.2in" svg:y="0.31343in" svg:width="11in" svg:height="1.58657in" presentation:class="title" presentation:placeholder="false">
          <draw:text-box>
            <text:p text:style-name="a810" text:class-names="" text:cond-style-name=""><text:span text:style-name="a809" text:class-names="">Tiles</text:span></text:p>
          </draw:text-box>
          <svg:title/>
          <svg:desc/>
        </draw:frame>
        <draw:frame draw:id="id106" presentation:style-name="a821" draw:name="Content Placeholder 2" svg:x="1.2in" svg:y="2.01852in" svg:width="11in" svg:height="4.4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They are groups of data.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Raster datasets can be large.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iles have metadata</text:span></text:p>
              </text:list-item>
            </text:list>
          </draw:text-box>
          <svg:title/>
          <svg:desc/>
        </draw:frame>
      </draw:page>
      <draw:page draw:name="Slide6" draw:style-name="a822" draw:master-page-name="Master1-Layout2-obj-Title-and-Content" presentation:presentation-page-layout-name="Master1-PPL2" draw:id="Slide-261">
        <draw:frame draw:id="id107" presentation:style-name="a825" draw:name="Title 1" svg:x="1.2in" svg:y="0.31343in" svg:width="11in" svg:height="1.58657in" presentation:class="title" presentation:placeholder="false">
          <draw:text-box>
            <text:p text:style-name="a824" text:class-names="" text:cond-style-name=""><text:span text:style-name="a823" text:class-names="">Code It</text:span></text:p>
          </draw:text-box>
          <svg:title/>
          <svg:desc/>
        </draw:frame>
        <draw:frame draw:id="id108" presentation:style-name="a835" draw:name="Content Placeholder 2" svg:x="1.2in" svg:y="2.01852in" svg:width="11in" svg:height="4.4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Make a map of all the tiles found in GLC2000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Dump all the values of a particular tile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7" draw:style-name="a836" draw:master-page-name="Master1-Layout2-obj-Title-and-Content" presentation:presentation-page-layout-name="Master1-PPL2" draw:id="Slide-262">
        <draw:frame draw:id="id109" presentation:style-name="a839" draw:name="Title 1" svg:x="1.2in" svg:y="0.31343in" svg:width="11in" svg:height="1.58657in" presentation:class="title" presentation:placeholder="false">
          <draw:text-box>
            <text:p text:style-name="a838" text:class-names="" text:cond-style-name=""><text:span text:style-name="a837" text:class-names="">No Data Values</text:span></text:p>
          </draw:text-box>
          <svg:title/>
          <svg:desc/>
        </draw:frame>
        <draw:frame draw:id="id110" presentation:style-name="a863" draw:name="Content Placeholder 2" svg:x="1.2in" svg:y="2.01852in" svg:width="11in" svg:height="4.4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They are important. You will find that in most cases they aren’t set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Databases are not good at creating or modifying data.</text:span></text:p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Databases are built to analyze the data.</text:span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Adjusting the data is best done externally.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GDAL Shell<text:s text:c="1"/></text:span></text:p>
                      </text:list-item>
                    </text:list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list text:style-name="a858">
                          <text:list-item>
                            <text:p text:style-name="a857" text:class-names="" text:cond-style-name=""><text:span text:style-name="a855" text:class-names="">GDALBUILDVRT</text:span><text:span text:style-name="a856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p text:style-name="a861" text:class-names="" text:cond-style-name=""><text:span text:style-name="a859" text:class-names="">GDAL_translate</text:span><text:span text:style-name="a86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864" draw:master-page-name="Master1-Layout2-obj-Title-and-Content" presentation:presentation-page-layout-name="Master1-PPL2" draw:id="Slide-263">
        <draw:frame draw:id="id111" presentation:style-name="a867" draw:name="Title 1" svg:x="1.2in" svg:y="0.31343in" svg:width="11in" svg:height="1.58657in" presentation:class="title" presentation:placeholder="false">
          <draw:text-box>
            <text:p text:style-name="a866" text:class-names="" text:cond-style-name=""><text:span text:style-name="a865" text:class-names="">Pixel Types</text:span></text:p>
          </draw:text-box>
          <svg:title/>
          <svg:desc/>
        </draw:frame>
        <draw:frame draw:id="id112" presentation:style-name="a902" draw:name="Content Placeholder 2" svg:x="1.23608in" svg:y="1.90769in" svg:width="10.50227in" svg:height="4.0703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PostGIS has a number of pixel types</text:span></text:p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8BSI - 8-bit signed integer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8BUI - 8-bit unsigned integer</text:span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16BSI - 16-bit signed integer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16BUI - 16-bit unsigned integer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32BSI - 32-bit signed integer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32BUI - 32-bit unsigned integer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32BF - 32-bit float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64BF - 64-bit float</text:span></text:p>
                  </text:list-item>
                </text:list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<text:a xlink:href="https://postgis.net/docs/RT_ST_BandPixelType.html" text:style-name="" text:visited-style-name="">https://postgis.net/docs/RT_ST_BandPixelType.html</text:a></text:span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9" draw:style-name="a903" draw:master-page-name="Master1-Layout2-obj-Title-and-Content" presentation:presentation-page-layout-name="Master1-PPL2" draw:id="Slide-264">
        <draw:frame draw:id="id113" presentation:style-name="a906" draw:name="Title 1" svg:x="1.2in" svg:y="0.31343in" svg:width="11in" svg:height="1.58657in" presentation:class="title" presentation:placeholder="false">
          <draw:text-box>
            <text:p text:style-name="a905" text:class-names="" text:cond-style-name=""><text:span text:style-name="a904" text:class-names="">Raster Columns</text:span></text:p>
          </draw:text-box>
          <svg:title/>
          <svg:desc/>
        </draw:frame>
        <draw:frame draw:id="id114" presentation:style-name="a916" draw:name="Content Placeholder 2" svg:x="1.2in" svg:y="2.01852in" svg:width="11in" svg:height="4.4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Don’t delete this EVER!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Very useful for finding out information about your raster dataset.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10" draw:style-name="a917" draw:master-page-name="Master1-Layout2-obj-Title-and-Content" presentation:presentation-page-layout-name="Master1-PPL2" draw:id="Slide-265">
        <draw:frame draw:id="id115" presentation:style-name="a920" draw:name="Title 1" svg:x="1.2in" svg:y="0.31343in" svg:width="11in" svg:height="1.58657in" presentation:class="title" presentation:placeholder="false">
          <draw:text-box>
            <text:p text:style-name="a919" text:class-names="" text:cond-style-name=""><text:span text:style-name="a918" text:class-names="">Code It</text:span></text:p>
          </draw:text-box>
          <svg:title/>
          <svg:desc/>
        </draw:frame>
        <draw:frame draw:id="id116" presentation:style-name="a930" draw:name="Content Placeholder 2" svg:x="1.2in" svg:y="2.01852in" svg:width="11in" svg:height="4.4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What pixel type is GL2000?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Load the new glc2000_nodata tiff</text:span></text:p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What is the pixel type and no data valu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931" draw:master-page-name="Master1-Layout2-obj-Title-and-Content" presentation:presentation-page-layout-name="Master1-PPL2" draw:id="Slide-266">
        <draw:frame draw:id="id117" presentation:style-name="a934" draw:name="Title 1" svg:x="1.2in" svg:y="0.31343in" svg:width="11in" svg:height="1.58657in" presentation:class="title" presentation:placeholder="false">
          <draw:text-box>
            <text:p text:style-name="a933" text:class-names="" text:cond-style-name=""><text:span text:style-name="a932" text:class-names="">Overviews</text:span></text:p>
          </draw:text-box>
          <svg:title/>
          <svg:desc/>
        </draw:frame>
        <draw:frame draw:id="id118" presentation:style-name="a947" draw:name="Content Placeholder 2" svg:x="1.2in" svg:y="2.01852in" svg:width="11in" svg:height="4.4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Overviews are pyramids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Used to reduce the amount of data availabl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Common practice to use a power rule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12" draw:style-name="a948" draw:master-page-name="Master1-Layout2-obj-Title-and-Content" presentation:presentation-page-layout-name="Master1-PPL2" draw:id="Slide-267">
        <draw:frame draw:id="id119" presentation:style-name="a951" draw:name="Title 1" svg:x="1.2in" svg:y="0.31343in" svg:width="11in" svg:height="1.58657in" presentation:class="title" presentation:placeholder="false">
          <draw:text-box>
            <text:p text:style-name="a950" text:class-names="" text:cond-style-name=""><text:span text:style-name="a949" text:class-names="">Code It</text:span></text:p>
          </draw:text-box>
          <svg:title/>
          <svg:desc/>
        </draw:frame>
        <draw:frame draw:id="id120" presentation:style-name="a955" draw:name="Content Placeholder 2" svg:x="1.2in" svg:y="2.01852in" svg:width="11in" svg:height="4.4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Add Overviews to your database and preview in QGIS</text:span></text:p>
              </text:list-item>
            </text:list>
          </draw:text-box>
          <svg:title/>
          <svg:desc/>
        </draw:frame>
      </draw:page>
      <draw:page draw:name="Slide13" draw:style-name="a956" draw:master-page-name="Master1-Layout3-secHead-Section-Header" presentation:presentation-page-layout-name="Master1-PPL3" draw:id="Slide-268">
        <draw:frame draw:id="id121" presentation:style-name="a959" draw:name="Title 3" svg:x="1.2in" svg:y="0.83in" svg:width="11in" svg:height="3.9in" presentation:class="title" presentation:placeholder="false">
          <draw:text-box>
            <text:p text:style-name="a958" text:class-names="" text:cond-style-name=""><text:span text:style-name="a957" text:class-names="">BREAK</text:span></text:p>
          </draw:text-box>
          <svg:title/>
          <svg:desc/>
        </draw:frame>
        <draw:frame draw:id="id122" presentation:style-name="a960" draw:name="Text Placeholder 4" svg:x="1.2in" svg:y="4.87in" svg:width="11in" svg:height="1.25in" presentation:class="outline" presentation:placeholder="true">
          <draw:text-box/>
          <svg:title/>
          <svg:desc/>
        </draw:frame>
      </draw:page>
      <draw:page draw:name="Slide14" draw:style-name="a961" draw:master-page-name="Master1-Layout2-obj-Title-and-Content" presentation:presentation-page-layout-name="Master1-PPL2" draw:id="Slide-269">
        <draw:frame draw:id="id123" presentation:style-name="a964" draw:name="Title 1" svg:x="1.2in" svg:y="0.31343in" svg:width="11in" svg:height="1.58657in" presentation:class="title" presentation:placeholder="false">
          <draw:text-box>
            <text:p text:style-name="a963" text:class-names="" text:cond-style-name=""><text:span text:style-name="a962" text:class-names="">Raster Analyses</text:span></text:p>
          </draw:text-box>
          <svg:title/>
          <svg:desc/>
        </draw:frame>
        <draw:frame draw:id="id124" presentation:style-name="a977" draw:name="Content Placeholder 2" svg:x="1.2in" svg:y="2.01852in" svg:width="11in" svg:height="4.4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Everything begins with ST_Intersects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ST_Intersects(r.rast, p.geom)</text:span></text:p>
              </text:list-item>
            </text:list>
          </draw:text-box>
          <svg:title/>
          <svg:desc/>
        </draw:frame>
      </draw:page>
      <draw:page draw:name="Slide2" draw:style-name="a978" draw:master-page-name="Master1-Layout2-obj-Title-and-Content" presentation:presentation-page-layout-name="Master1-PPL2" draw:id="Slide-257">
        <draw:frame draw:id="id125" presentation:style-name="a981" draw:name="Title 1" svg:x="1.2in" svg:y="0.31343in" svg:width="11in" svg:height="1.58657in" presentation:class="title" presentation:placeholder="false">
          <draw:text-box>
            <text:p text:style-name="a980" text:class-names="" text:cond-style-name=""><text:span text:style-name="a979" text:class-names="">Zonal Stats</text:span></text:p>
          </draw:text-box>
          <svg:title/>
          <svg:desc/>
        </draw:frame>
        <draw:frame draw:id="id126" presentation:style-name="a997" draw:name="Content Placeholder 2" svg:x="1.2in" svg:y="2.01852in" svg:width="11in" svg:height="4.4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What was the maximum category of landcover in Minnesota?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What was the maximum category of landcover for all states?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What was the maximum category of landcover for every county in Minnesota?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15" draw:style-name="a998" draw:master-page-name="Master1-Layout2-obj-Title-and-Content" presentation:presentation-page-layout-name="Master1-PPL2" draw:id="Slide-270">
        <draw:frame draw:id="id127" presentation:style-name="a1001" draw:name="Title 1" svg:x="1.2in" svg:y="0.31343in" svg:width="11in" svg:height="1.58657in" presentation:class="title" presentation:placeholder="false">
          <draw:text-box>
            <text:p text:style-name="a1000" text:class-names="" text:cond-style-name=""><text:span text:style-name="a999" text:class-names="">Zonal Stats Answers</text:span></text:p>
          </draw:text-box>
          <svg:title/>
          <svg:desc/>
        </draw:frame>
        <draw:frame draw:id="id128" presentation:style-name="a1014" draw:name="Content Placeholder 2" svg:x="1.2in" svg:y="2.01852in" svg:width="11in" svg:height="4.4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SELECT (ST_SummaryStats(ST_Clip(r.rast, p.geom))).*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FROM boundary p INNER JOIN glc2000_nodata r ON ST_Intersects(r.rast, p.geom)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-- the summary stats function returns a record type, which contains multiple fields. You unpack it by (function(p1,p2)).*</text:span></text:p>
              </text:list-item>
            </text:list>
          </draw:text-box>
          <svg:title/>
          <svg:desc/>
        </draw:frame>
      </draw:page>
      <draw:page draw:name="Slide16" draw:style-name="a1015" draw:master-page-name="Master1-Layout2-obj-Title-and-Content" presentation:presentation-page-layout-name="Master1-PPL2" draw:id="Slide-271">
        <draw:frame draw:id="id129" presentation:style-name="a1018" draw:name="Title 1" svg:x="1.2in" svg:y="0.31343in" svg:width="11in" svg:height="1.58657in" presentation:class="title" presentation:placeholder="false">
          <draw:text-box>
            <text:p text:style-name="a1017" text:class-names="" text:cond-style-name=""><text:span text:style-name="a1016" text:class-names="">Improving Summary Stats</text:span></text:p>
          </draw:text-box>
          <svg:title/>
          <svg:desc/>
        </draw:frame>
        <draw:frame draw:id="id130" presentation:style-name="a1034" draw:name="Content Placeholder 2" svg:x="1.2in" svg:y="2.01852in" svg:width="11in" svg:height="4.4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SELECT ST_SummaryStats(ST_Union(ST_Clip(r.rast, p.geom)))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FROM boundary p INNER JOIN glc2000_nodata r ON ST_Intersects(r.rast, p.geom)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--Now the average is correct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--This is slow, because we are making data</text:span></text:p>
              </text:list-item>
            </text:list>
          </draw:text-box>
          <svg:title/>
          <svg:desc/>
        </draw:frame>
      </draw:page>
      <draw:page draw:name="Slide17" draw:style-name="a1035" draw:master-page-name="Master1-Layout2-obj-Title-and-Content" presentation:presentation-page-layout-name="Master1-PPL2" draw:id="Slide-272">
        <draw:frame draw:id="id131" presentation:style-name="a1038" draw:name="Title 1" svg:x="1.2in" svg:y="0.31343in" svg:width="11in" svg:height="1.58657in" presentation:class="title" presentation:placeholder="false">
          <draw:text-box>
            <text:p text:style-name="a1037" text:class-names="" text:cond-style-name=""><text:span text:style-name="a1036" text:class-names="">Best Zonal Stats</text:span></text:p>
          </draw:text-box>
          <svg:title/>
          <svg:desc/>
        </draw:frame>
        <draw:frame draw:id="id132" presentation:style-name="a1060" draw:name="Content Placeholder 2" svg:x="1.2in" svg:y="2.01852in" svg:width="11in" svg:height="4.4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SELECT p.name, ST_SummaryStatsAgg((ST_Clip(r.rast, p.geom),1,True))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FROM boundary p INNER JOIN glc2000_nodata r ON ST_Intersects(r.rast, p.geom)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GROUP BY p.name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--This is fast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--https://postgis.net/docs/RT_ST_SummaryStatsAgg.html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--Thanks Pierre</text:span></text:p>
              </text:list-item>
            </text:list>
          </draw:text-box>
          <svg:title/>
          <svg:desc/>
        </draw:frame>
      </draw:page>
      <draw:page draw:name="Slide24" draw:style-name="a1061" draw:master-page-name="Master1-Layout2-obj-Title-and-Content" presentation:presentation-page-layout-name="Master1-PPL2" draw:id="Slide-279">
        <draw:frame draw:id="id133" presentation:style-name="a1064" draw:name="Title 1" svg:x="1.2in" svg:y="0.31343in" svg:width="11in" svg:height="1.58657in" presentation:class="title" presentation:placeholder="false">
          <draw:text-box>
            <text:p text:style-name="a1063" text:class-names="" text:cond-style-name=""><text:span text:style-name="a1062" text:class-names="">Unpacking PostgreSQL record type</text:span></text:p>
          </draw:text-box>
          <svg:title/>
          <svg:desc/>
        </draw:frame>
        <draw:frame draw:id="id134" presentation:style-name="a1088" draw:name="Content Placeholder 2" svg:x="1.23608in" svg:y="2.37508in" svg:width="10.50227in" svg:height="4.08235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The psql record type means that when a function is executed it returns more than 1 column.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8" text:class-names=""><text:a xlink:href="https://www.postgresql.org/docs/9.6/rowtypes.html" text:style-name="" text:visited-style-name="">https://www.postgresql.org/docs/9.6/rowtypes.html</text:a></text:span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To get all of the items that are within the record type use * and extra parentheses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ST_SummaryStatsAgg((ST_Clip(r.rast, p.geom),1,True))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1" text:class-names="">(ST_SummaryStatsAgg((ST_Clip(r.rast, p.geom),1,True))).*</text:span><text:span text:style-name="a1082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18" draw:style-name="a1089" draw:master-page-name="Master1-Layout2-obj-Title-and-Content" presentation:presentation-page-layout-name="Master1-PPL2" draw:id="Slide-273">
        <draw:frame draw:id="id135" presentation:style-name="a1092" draw:name="Title 1" svg:x="1.2in" svg:y="0.31343in" svg:width="11in" svg:height="1.58657in" presentation:class="title" presentation:placeholder="false">
          <draw:text-box>
            <text:p text:style-name="a1091" text:class-names="" text:cond-style-name=""><text:span text:style-name="a1090" text:class-names="">Raster Change</text:span></text:p>
          </draw:text-box>
          <svg:title/>
          <svg:desc/>
        </draw:frame>
        <draw:frame draw:id="id136" presentation:style-name="a1102" draw:name="Content Placeholder 2" svg:x="1.2in" svg:y="2.01852in" svg:width="11in" svg:height="4.4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Load the MERIS datasets, 300 meter spatial resolution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Raster2pgsql –C –x –I –Y –F –s 4326 –t 250x250</text:span></text:p>
              </text:list-item>
            </text:list>
          </draw:text-box>
          <svg:title/>
          <svg:desc/>
        </draw:frame>
      </draw:page>
      <draw:page draw:name="Slide23" draw:style-name="a1103" draw:master-page-name="Master1-Layout2-obj-Title-and-Content" presentation:presentation-page-layout-name="Master1-PPL2" draw:id="Slide-278">
        <draw:frame draw:id="id137" presentation:style-name="a1106" draw:name="Title 1" svg:x="1.2in" svg:y="0.31343in" svg:width="11in" svg:height="1.58657in" presentation:class="title" presentation:placeholder="false">
          <draw:text-box>
            <text:p text:style-name="a1105" text:class-names="" text:cond-style-name=""><text:span text:style-name="a1104" text:class-names="">Calculate on analyses on Meris</text:span></text:p>
          </draw:text-box>
          <svg:title/>
          <svg:desc/>
        </draw:frame>
        <draw:frame draw:id="id138" presentation:style-name="a1119" draw:name="Content Placeholder 2" svg:x="1.2in" svg:y="2.01852in" svg:width="11in" svg:height="4.4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Zonal stats</text:span></text:p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States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3" text:class-names="">City buffer (300 meters)</text:span></text:p>
                  </text:list-item>
                </text:list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Data Type of city</text:span></text:p>
              </text:list-item>
            </text:list>
          </draw:text-box>
          <svg:title/>
          <svg:desc/>
        </draw:frame>
      </draw:page>
      <draw:page draw:name="Slide19" draw:style-name="a1120" draw:master-page-name="Master1-Layout2-obj-Title-and-Content" presentation:presentation-page-layout-name="Master1-PPL2" draw:id="Slide-274">
        <draw:frame draw:id="id139" presentation:style-name="a1123" draw:name="Title 1" svg:x="1.2in" svg:y="0.31343in" svg:width="11in" svg:height="1.58657in" presentation:class="title" presentation:placeholder="false">
          <draw:text-box>
            <text:p text:style-name="a1122" text:class-names="" text:cond-style-name=""><text:span text:style-name="a1121" text:class-names="">Compare change rasters (2010) to (2015)</text:span></text:p>
          </draw:text-box>
          <svg:title/>
          <svg:desc/>
        </draw:frame>
        <draw:frame draw:id="id140" presentation:style-name="a1148" draw:name="Content Placeholder 2" svg:x="1.2in" svg:y="2.01852in" svg:width="11in" svg:height="4.4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Tip--- Do one raster analysis at a time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Operations</text:span></text:p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Join and Clip rasters on a geography</text:span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33" text:class-names="">Perform Summary Statistics</text:span></text:p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Do the analysis on the second raster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>Join the results together</text:span></text:p>
                  </text:list-item>
                </text:list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22" draw:style-name="a1149" draw:master-page-name="Master1-Layout2-obj-Title-and-Content" presentation:presentation-page-layout-name="Master1-PPL2" draw:id="Slide-277">
        <draw:frame draw:id="id141" presentation:style-name="a1152" draw:name="Title 1" svg:x="1.2in" svg:y="0.31343in" svg:width="11in" svg:height="1.58657in" presentation:class="title" presentation:placeholder="false">
          <draw:text-box>
            <text:p text:style-name="a1151" text:class-names="" text:cond-style-name=""><text:span text:style-name="a1150" text:class-names="">Raster change over time</text:span></text:p>
          </draw:text-box>
          <svg:title/>
          <svg:desc/>
        </draw:frame>
        <draw:frame draw:id="id142" presentation:style-name="a1174" draw:name="Content Placeholder 2" svg:x="1.2in" svg:y="2.01852in" svg:width="11in" svg:height="4.4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SELECT p.name, ST_SummaryStatsAgg(ST_Clip(r1.rast,p.geom),1, True) as rast1,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ST_SummaryStatsAgg(ST_Clip(r2.rast,p.geom),1, True) as rast2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from <text:s text:c="1"/>us_states p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INNER JOIN meris_2010_us_nodata r1 ON ST_Intersects(r1.rast, p.geom)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INNER JOIN meris_2015_us_nodata r2 ON ST_Intersects(r2.rast, p.geom)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WHERE r1.rid = r2.rid AND lower(p.name) = 'minnesota'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GROUP BY p.name</text:span></text:p>
              </text:list-item>
            </text:list>
          </draw:text-box>
          <svg:title/>
          <svg:desc/>
        </draw:frame>
      </draw:page>
      <draw:page draw:name="Slide20" draw:style-name="a1175" draw:master-page-name="Master1-Layout2-obj-Title-and-Content" presentation:presentation-page-layout-name="Master1-PPL2" draw:id="Slide-275">
        <draw:frame draw:id="id143" presentation:style-name="a1178" draw:name="Title 1" svg:x="1.2in" svg:y="0.31343in" svg:width="11in" svg:height="1.58657in" presentation:class="title" presentation:placeholder="false">
          <draw:text-box>
            <text:p text:style-name="a1177" text:class-names="" text:cond-style-name=""><text:span text:style-name="a1176" text:class-names="">Reclassify a raster</text:span></text:p>
          </draw:text-box>
          <svg:title/>
          <svg:desc/>
        </draw:frame>
        <draw:frame draw:id="id144" presentation:style-name="a1188" draw:name="Content Placeholder 2" svg:x="1.2in" svg:y="2.01852in" svg:width="11in" svg:height="4.4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Choose a tile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Dump the values of the tile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Now reclassify the retile</text:span></text:p>
              </text:list-item>
            </text:list>
          </draw:text-box>
          <svg:title/>
          <svg:desc/>
        </draw:frame>
      </draw:page>
      <draw:page draw:name="Slide21" draw:style-name="a1189" draw:master-page-name="Master1-Layout2-obj-Title-and-Content" presentation:presentation-page-layout-name="Master1-PPL2" draw:id="Slide-276">
        <draw:frame draw:id="id145" presentation:style-name="a1192" draw:name="Title 1" svg:x="1.2in" svg:y="0.31343in" svg:width="11in" svg:height="1.58657in" presentation:class="title" presentation:placeholder="false">
          <draw:text-box>
            <text:p text:style-name="a1191" text:class-names="" text:cond-style-name=""><text:span text:style-name="a1190" text:class-names="">Reclassify Answer</text:span></text:p>
          </draw:text-box>
          <svg:title/>
          <svg:desc/>
        </draw:frame>
        <draw:frame draw:id="id146" presentation:style-name="a1244" draw:name="Content Placeholder 2" svg:x="1.2in" svg:y="2.01852in" svg:width="11in" svg:height="4.4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WITH dataset as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(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199" text:class-names="">SELECT<text:s text:c="1"/></text:span><text:span text:style-name="a1200" text:class-names="">r.rid</text:span><text:span text:style-name="a1201" text:class-names="">, p.name,<text:s text:c="1"/></text:span><text:span text:style-name="a1202" text:class-names="">r.rast</text:span><text:span text:style-name="a1203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06" text:class-names="">from glc2000_us_nodata r INNER JOIN<text:s text:c="1"/></text:span><text:span text:style-name="a1207" text:class-names="">us_states</text:span><text:span text:style-name="a1208" text:class-names=""><text:s text:c="1"/>p ON<text:s text:c="1"/></text:span><text:span text:style-name="a1209" text:class-names="">ST_Intersects</text:span><text:span text:style-name="a1210" text:class-names="">(</text:span><text:span text:style-name="a1211" text:class-names="">r.rast</text:span><text:span text:style-name="a1212" text:class-names="">,<text:s text:c="1"/></text:span><text:span text:style-name="a1213" text:class-names="">p.geom</text:span><text:span text:style-name="a1214" text:class-names="">)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7" text:class-names="">WHERE lower(p.name) = '</text:span><text:span text:style-name="a1218" text:class-names="">minnesota</text:span><text:span text:style-name="a1219" text:class-names="">'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LIMIT 1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)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28" text:class-names="">SELECT DISTINCT rid,<text:s text:c="1"/></text:span><text:span text:style-name="a1229" text:class-names="">ST_ValueCount</text:span><text:span text:style-name="a1230" text:class-names="">(</text:span><text:span text:style-name="a1231" text:class-names="">ST_Reclass</text:span><text:span text:style-name="a1232" text:class-names="">(</text:span><text:span text:style-name="a1233" text:class-names="">rast</text:span><text:span text:style-name="a1234" text:class-names="">, 1, '12:1', '8BUI')),<text:s text:c="1"/></text:span><text:span text:style-name="a1235" text:class-names="">ST_ValueCount</text:span><text:span text:style-name="a1236" text:class-names="">(</text:span><text:span text:style-name="a1237" text:class-names="">rast</text:span><text:span text:style-name="a1238" text:class-names="">)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FROM datase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7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4">
      <style:table-cell-properties/>
    </style:style>
    <style:style style:family="table-cell" style:name="a775">
      <style:table-cell-properties fo:background-color="#d2deef"/>
    </style:style>
    <style:style style:family="table-cell" style:name="a78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/>
    </style:style>
    <style:style style:family="table-cell" style:name="a78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#d2deef"/>
    </style:style>
    <style:style style:family="table-cell" style:name="a77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  <table:table-template table:name="{5C22544A-7EE6-4342-B048-85BDC9FD1C3A}">
      <table:first-row table:style-name="a778" table:paragraph-style-name=""/>
      <table:last-row table:style-name="a779" table:paragraph-style-name=""/>
      <table:first-column table:style-name="a780" table:paragraph-style-name=""/>
      <table:last-column table:style-name="a781" table:paragraph-style-name=""/>
      <table:body table:style-name="a773" table:paragraph-style-name=""/>
      <table:even-rows table:style-name="a776" table:paragraph-style-name=""/>
      <table:odd-rows table:style-name="a777" table:paragraph-style-name=""/>
      <table:even-columns table:style-name="a774" table:paragraph-style-name=""/>
      <table:odd-columns table:style-name="a77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draw:fill="none" draw:stroke="solid" svg:stroke-width="0.00694in" svg:stroke-color="#7f7f7f" svg:stroke-opacity="100%" svg:stroke-linecap="butt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svg:stroke-linecap="but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69">
      <style:graphic-properties draw:fill="solid" draw:fill-color="#2683c6" draw:opacity="100%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3">
      <style:graphic-properties draw:fill="solid" draw:fill-color="#2683c6" draw:opacity="100%" draw:stroke="none"/>
    </style:style>
    <style:style style:family="graphic" style:name="a244">
      <style:graphic-properties draw:fill="solid" draw:fill-color="#1cade4" draw:opacity="100%" draw:stroke="none"/>
    </style:style>
    <style:style style:family="graphic" style:name="a245">
      <style:graphic-properties draw:fill="none" draw:stroke="solid" svg:stroke-width="0.00694in" svg:stroke-color="#7f7f7f" svg:stroke-opacity="100%" svg:stroke-linecap="butt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solid" draw:fill-color="#1cade4" draw:opacity="100%" draw:stroke="non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08">
      <style:graphic-properties draw:fill="solid" draw:fill-color="#2683c6" draw:opacity="100%" draw:stroke="none"/>
    </style:style>
    <style:style style:family="graphic" style:name="a709">
      <style:graphic-properties draw:fill="solid" draw:fill-color="#1cade4" draw:opacity="10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2683c6" draw:opacity="100%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14">
      <style:graphic-properties draw:fill="solid" draw:fill-color="#2683c6" draw:opacity="100%" draw:stroke="none"/>
    </style:style>
    <style:style style:family="graphic" style:name="a515">
      <style:graphic-properties draw:fill="solid" draw:fill-color="#1cade4" draw:opacity="100%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solid" svg:stroke-width="0.01389in" svg:stroke-color="#000000" svg:stroke-opacity="100%"/>
    </style:style>
    <style:style style:family="paragraph" style:name="a5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solid" draw:fill-color="#2683c6" draw:opacity="100%" draw:stroke="non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draw:fill="solid" draw:fill-color="#1cade4" draw:opacity="100%" draw:stroke="non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0694in" svg:stroke-color="#7f7f7f" svg:stroke-opacity="100%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draw:fill="none" draw:stroke="solid" svg:stroke-width="0.01389in" svg:stroke-color="#000000" svg:stroke-opacity="100%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>
      <style:graphic-properties draw:fill="solid" draw:fill-color="#2683c6" draw:opacity="100%" draw:stroke="none"/>
    </style:style>
    <style:style style:family="graphic" style:name="a123">
      <style:graphic-properties draw:fill="solid" draw:fill-color="#1cade4" draw:opacity="100%" draw:stroke="none"/>
    </style:style>
    <style:style style:family="graphic" style:name="a124">
      <style:graphic-properties draw:fill="none" draw:stroke="solid" svg:stroke-width="0.00694in" svg:stroke-color="#7f7f7f" svg:stroke-opacity="100%" svg:stroke-linecap="butt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84">
      <style:graphic-properties draw:fill="solid" draw:fill-color="#2683c6" draw:opacity="100%" draw:stroke="none"/>
    </style:style>
    <style:style style:family="graphic" style:name="a585">
      <style:graphic-properties draw:fill="solid" draw:fill-color="#1cade4" draw:opacity="100%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solid" svg:stroke-width="0.01389in" svg:stroke-color="#000000" svg:strok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solid" draw:fill-color="#2683c6" draw:opacity="100%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draw:fill="solid" draw:fill-color="#2683c6" draw:opacity="100%" draw:stroke="non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42">
      <style:graphic-properties draw:fill="solid" draw:fill-color="#1cade4" draw:opacity="100%" draw:stroke="non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>
      <style:graphic-properties draw:fill="solid" draw:fill-color="#2683c6" draw:opacity="100%" draw:stroke="none"/>
    </style:style>
    <style:style style:family="graphic" style:name="a643">
      <style:graphic-properties draw:fill="none" draw:stroke="solid" svg:stroke-width="0.00694in" svg:stroke-color="#7f7f7f" svg:stroke-opacity="100%" svg:stroke-linecap="butt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solid" draw:fill-color="#1cade4" draw:opacity="100%" draw:stroke="none"/>
    </style:style>
    <style:style style:family="text" style:name="a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solid" draw:fill-color="#1cade4" draw:opacity="100%" draw:stroke="non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>
      <style:graphic-properties draw:fill="none" draw:stroke="solid" svg:stroke-width="0.00694in" svg:stroke-color="#7f7f7f" svg:stroke-opacity="100%" svg:stroke-linecap="butt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2683c6" draw:opacity="10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1cade4" draw:opacity="100%" draw:stroke="non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3/24/2020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in" svg:y="7in" svg:width="13.33333in" svg:height="0.5in" draw:id="id14" draw:style-name="a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3" draw:name="Title 1" svg:x="1.2in" svg:y="0.83in" svg:width="11in" svg:height="3.9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7" presentation:style-name="a77" draw:name="Subtitle 2" svg:x="1.20303in" svg:y="4.87273in" svg:width="11in" svg:height="1.25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8" presentation:style-name="a82" draw:name="Date Placeholder 3" svg:x="1.2in" svg:y="7.06451in" svg:width="2.70371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3/24/2020</text:date></text:span><text:span text:style-name="a80" text:class-names=""/></text:p>
        </draw:text-box>
        <svg:title/>
        <svg:desc/>
      </draw:frame>
      <draw:frame draw:id="id19" presentation:style-name="a85" draw:name="Footer Placeholder 4" svg:x="4.03126in" svg:y="7.06451in" svg:width="5.27428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9" draw:name="Slide Number Placehold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draw:connector draw:type="line" svg:x1="1.32071in" svg:y1="4.75in" svg:x2="12.12071in" svg:y2="4.75in" draw:id="id21" draw:style-name="a90" draw:name="Straight Connector 8">
        <svg:title/>
        <svg:desc/>
      </draw:connector>
      <presentation:notes style:page-layout-name="pageLayout2" draw:style-name="a120">
        <draw:frame draw:id="id8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Slide Image Placeholder 3">
          <svg:title/>
          <svg:desc/>
        </draw:page-thumbnail>
        <draw:frame draw:id="id11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ustom-shape svg:x="0.00347in" svg:y="7in" svg:width="13.32986in" svg:height="0.5in" draw:id="id22" draw:layer="Master1-bg" draw:style-name="a12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4" draw:name="Straight Connector 8">
        <svg:title/>
        <svg:desc/>
      </draw:connector>
      <draw:frame draw:id="id25" presentation:style-name="a128" draw:name="Title 1" svg:x="1.2in" svg:y="0.31343in" svg:width="11in" svg:height="1.58657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26" presentation:style-name="a145" draw:name="Content Placeholder 2" svg:x="1.2in" svg:y="2.01852in" svg:width="11in" svg:height="4.4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0" draw:name="Date Placeholder 3" svg:x="1.2in" svg:y="7.06451in" svg:width="2.70371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3/24/2020</text:date></text:span><text:span text:style-name="a148" text:class-names=""/></text:p>
        </draw:text-box>
        <svg:title/>
        <svg:desc/>
      </draw:frame>
      <draw:frame draw:id="id28" presentation:style-name="a153" draw:name="Footer Placeholder 4" svg:x="4.03126in" svg:y="7.06451in" svg:width="5.27428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7" draw:name="Slide Number Placehold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87">
        <draw:frame draw:id="id8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Slide Image Placeholder 3">
          <svg:title/>
          <svg:desc/>
        </draw:page-thumbnail>
        <draw:frame draw:id="id11" presentation:style-name="a180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ustom-shape svg:x="0.00347in" svg:y="7in" svg:width="13.32986in" svg:height="0.5in" draw:id="id30" draw:style-name="a18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4" draw:name="Title 1" svg:x="1.2in" svg:y="0.83in" svg:width="11in" svg:height="3.9in" presentation:class="title" presentation:placeholder="false">
        <draw:text-box>
          <text:p text:style-name="a193" text:class-names="" text:cond-style-name=""><text:span text:style-name="a191" text:class-names="">Click to edit Master title style</text:span><text:span text:style-name="a192" text:class-names=""/></text:p>
        </draw:text-box>
        <svg:title/>
        <svg:desc/>
      </draw:frame>
      <draw:frame draw:id="id33" presentation:style-name="a198" draw:name="Text Placeholder 2" svg:x="1.2in" svg:y="4.87in" svg:width="11in" svg:height="1.25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</draw:text-box>
        <svg:title/>
        <svg:desc/>
      </draw:frame>
      <draw:frame draw:id="id34" presentation:style-name="a203" draw:name="Date Placeholder 3" svg:x="1.2in" svg:y="7.06451in" svg:width="2.70371in" svg:height="0.39931in" presentation:class="date-time" presentation:placeholder="false">
        <draw:text-box>
          <text:p text:style-name="a202" text:class-names="" text:cond-style-name=""><text:span text:style-name="a199" text:class-names=""><text:date text:fixed="false" style:data-style-name="a200">3/24/2020</text:date></text:span><text:span text:style-name="a201" text:class-names=""/></text:p>
        </draw:text-box>
        <svg:title/>
        <svg:desc/>
      </draw:frame>
      <draw:frame draw:id="id35" presentation:style-name="a206" draw:name="Footer Placeholder 4" svg:x="4.03126in" svg:y="7.06451in" svg:width="5.27428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6" presentation:style-name="a210" draw:name="Slide Number Placeholder 5" svg:x="10.82727in" svg:y="7.06451in" svg:width="1.43485in" svg:height="0.39931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/></text:span><text:span text:style-name="a208" text:class-names=""/></text:p>
        </draw:text-box>
        <svg:title/>
        <svg:desc/>
      </draw:frame>
      <draw:connector draw:type="line" svg:x1="1.32071in" svg:y1="4.75in" svg:x2="12.12071in" svg:y2="4.75in" draw:id="id37" draw:style-name="a211" draw:name="Straight Connector 8">
        <svg:title/>
        <svg:desc/>
      </draw:connector>
      <presentation:notes style:page-layout-name="pageLayout2" draw:style-name="a241">
        <draw:frame draw:id="id8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9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19" draw:name="Slide Image Placeholder 3">
          <svg:title/>
          <svg:desc/>
        </draw:page-thumbnail>
        <draw:frame draw:id="id11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3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custom-shape svg:x="0.00347in" svg:y="7in" svg:width="13.32986in" svg:height="0.5in" draw:id="id38" draw:layer="Master1-bg" draw:style-name="a2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4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45" draw:name="Straight Connector 10">
        <svg:title/>
        <svg:desc/>
      </draw:connector>
      <draw:frame draw:id="id41" presentation:style-name="a249" draw:name="Title 7" svg:x="1.2in" svg:y="0.31343in" svg:width="11in" svg:height="1.58657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42" presentation:style-name="a266" draw:name="Content Placeholder 2" svg:x="1.2in" svg:y="2.01852in" svg:width="5.4in" svg:height="4.4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Fifth le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3" draw:name="Content Placeholder 3" svg:x="6.8in" svg:y="2.01852in" svg:width="5.4in" svg:height="4.4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ifth level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8" draw:name="Date Placeholder 4" svg:x="1.2in" svg:y="7.06451in" svg:width="2.70371in" svg:height="0.39931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3/24/2020</text:date></text:span><text:span text:style-name="a286" text:class-names=""/></text:p>
        </draw:text-box>
        <svg:title/>
        <svg:desc/>
      </draw:frame>
      <draw:frame draw:id="id45" presentation:style-name="a291" draw:name="Footer Placeholder 5" svg:x="4.03126in" svg:y="7.06451in" svg:width="5.27428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6" presentation:style-name="a295" draw:name="Slide Number Placehold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25">
        <draw:frame draw:id="id8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e Placehold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Slide Image Placeholder 3">
          <svg:title/>
          <svg:desc/>
        </draw:page-thumbnail>
        <draw:frame draw:id="id11" presentation:style-name="a318" draw:name="Notes Placehold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custom-shape svg:x="0.00347in" svg:y="7in" svg:width="13.32986in" svg:height="0.5in" draw:id="id47" draw:layer="Master1-bg" draw:style-name="a32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2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29" draw:name="Straight Connector 12">
        <svg:title/>
        <svg:desc/>
      </draw:connector>
      <draw:frame draw:id="id50" presentation:style-name="a333" draw:name="Title 9" svg:x="1.2in" svg:y="0.31343in" svg:width="11in" svg:height="1.58657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title/>
        <svg:desc/>
      </draw:frame>
      <draw:frame draw:id="id51" presentation:style-name="a337" draw:name="Text Placeholder 2" svg:x="1.2in" svg:y="2.01887in" svg:width="5.4in" svg:height="0.80521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Edit Master text styles</text:span></text:p>
            </text:list-item>
          </text:list>
        </draw:text-box>
        <svg:title/>
        <svg:desc/>
      </draw:frame>
      <draw:frame draw:id="id52" presentation:style-name="a354" draw:name="Content Placeholder 3" svg:x="1.2in" svg:y="2.82408in" svg:width="5.4in" svg:height="3.59444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Fifth level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58" draw:name="Text Placeholder 4" svg:x="6.8in" svg:y="2.01887in" svg:width="5.4in" svg:height="0.8052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 Master text styles</text:span></text:p>
            </text:list-item>
          </text:list>
        </draw:text-box>
        <svg:title/>
        <svg:desc/>
      </draw:frame>
      <draw:frame draw:id="id54" presentation:style-name="a375" draw:name="Content Placeholder 5" svg:x="6.8in" svg:y="2.82407in" svg:width="5.4in" svg:height="3.59444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e Placehold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3/24/2020</text:date></text:span><text:span text:style-name="a378" text:class-names=""/></text:p>
        </draw:text-box>
        <svg:title/>
        <svg:desc/>
      </draw:frame>
      <draw:frame draw:id="id56" presentation:style-name="a383" draw:name="Footer Placehold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7" draw:name="Slide Number Placeholder 8" svg:x="10.82727in" svg:y="7.06451in" svg:width="1.43485in" svg:height="0.39931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</draw:text-box>
        <svg:title/>
        <svg:desc/>
      </draw:frame>
      <presentation:notes style:page-layout-name="pageLayout2" draw:style-name="a417">
        <draw:frame draw:id="id8" presentation:style-name="a390" draw:name="Header Placeholder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4" draw:name="Date Placeholder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5" draw:name="Slide Image Placeholder 3">
          <svg:title/>
          <svg:desc/>
        </draw:page-thumbnail>
        <draw:frame draw:id="id11" presentation:style-name="a410" draw:name="Notes Placeholder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Edit Master text styles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Second level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3" draw:name="Footer Placehold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3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custom-shape svg:x="0.00347in" svg:y="7in" svg:width="13.32986in" svg:height="0.5in" draw:id="id58" draw:layer="Master1-bg" draw:style-name="a41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2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1" draw:name="Straight Connector 7">
        <svg:title/>
        <svg:desc/>
      </draw:connector>
      <draw:frame draw:id="id61" presentation:style-name="a425" draw:name="Title 1" svg:x="1.2in" svg:y="0.31343in" svg:width="11in" svg:height="1.58657in" presentation:class="title" presentation:placeholder="false">
        <draw:text-box>
          <text:p text:style-name="a424" text:class-names="" text:cond-style-name=""><text:span text:style-name="a422" text:class-names="">Click to edit Master title style</text:span><text:span text:style-name="a423" text:class-names=""/></text:p>
        </draw:text-box>
        <svg:title/>
        <svg:desc/>
      </draw:frame>
      <draw:frame draw:id="id62" presentation:style-name="a430" draw:name="Date Placeholder 2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6" text:class-names=""><text:date text:fixed="false" style:data-style-name="a427">3/24/2020</text:date></text:span><text:span text:style-name="a428" text:class-names=""/></text:p>
        </draw:text-box>
        <svg:title/>
        <svg:desc/>
      </draw:frame>
      <draw:frame draw:id="id63" presentation:style-name="a433" draw:name="Footer Placeholder 3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4" presentation:style-name="a437" draw:name="Slide Number Placehold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/></text:span><text:span text:style-name="a435" text:class-names=""/></text:p>
        </draw:text-box>
        <svg:title/>
        <svg:desc/>
      </draw:frame>
      <presentation:notes style:page-layout-name="pageLayout2" draw:style-name="a467">
        <draw:frame draw:id="id8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Slide Image Placeholder 3">
          <svg:title/>
          <svg:desc/>
        </draw:page-thumbnail>
        <draw:frame draw:id="id11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custom-shape svg:x="0.00347in" svg:y="7in" svg:width="13.32986in" svg:height="0.5in" draw:id="id65" draw:style-name="a46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5" draw:name="Date Placeholder 6" svg:x="1.2in" svg:y="7.06451in" svg:width="2.70371in" svg:height="0.39931in" presentation:class="date-time" presentation:placeholder="false">
        <draw:text-box>
          <text:p text:style-name="a474" text:class-names="" text:cond-style-name=""><text:span text:style-name="a471" text:class-names=""><text:date text:fixed="false" style:data-style-name="a472">3/24/2020</text:date></text:span><text:span text:style-name="a473" text:class-names=""/></text:p>
        </draw:text-box>
        <svg:title/>
        <svg:desc/>
      </draw:frame>
      <draw:frame draw:id="id68" presentation:style-name="a478" draw:name="Footer Placeholder 7" svg:x="4.03126in" svg:y="7.06451in" svg:width="5.27428in" svg:height="0.3993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9" presentation:style-name="a482" draw:name="Slide Number Placeholder 8" svg:x="10.82727in" svg:y="7.06451in" svg:width="1.43485in" svg:height="0.39931in" presentation:class="page-number" presentation:placeholder="false">
        <draw:text-box>
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</draw:text-box>
        <svg:title/>
        <svg:desc/>
      </draw:frame>
      <presentation:notes style:page-layout-name="pageLayout2" draw:style-name="a512">
        <draw:frame draw:id="id8" presentation:style-name="a485" draw:name="Header Placeholder 1" svg:x="0in" svg:y="0in" svg:width="3.25in" svg:height="0.5017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9" draw:name="Date Placeholder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0" draw:name="Slide Image Placeholder 3">
          <svg:title/>
          <svg:desc/>
        </draw:page-thumbnail>
        <draw:frame draw:id="id11" presentation:style-name="a505" draw:name="Notes Placeholder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3" presentation:style-name="a511" draw:name="Slide Number Placeholder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3">
      <draw:custom-shape svg:x="0.00002in" svg:y="0in" svg:width="4.43in" svg:height="7.5in" draw:id="id70" draw:style-name="a5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19" draw:name="Title 1" svg:x="0.5in" svg:y="0.65in" svg:width="3.5in" svg:height="2.5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3" presentation:style-name="a536" draw:name="Content Placeholder 2" svg:x="5.25in" svg:y="0.8in" svg:width="7.1in" svg:height="5.75in" presentation:class="object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0" draw:name="Text Placeholder 3" svg:x="0.5in" svg:y="3.2in" svg:width="3.5in" svg:height="3.6954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 Master text styles</text:span></text:p>
            </text:list-item>
          </text:list>
        </draw:text-box>
        <svg:title/>
        <svg:desc/>
      </draw:frame>
      <draw:frame draw:id="id75" presentation:style-name="a545" draw:name="Date Placeholder 4" svg:x="0.50909in" svg:y="7.06451in" svg:width="2.86364in" svg:height="0.39931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>3/24/2020</text:date></text:span><text:span text:style-name="a543" text:class-names=""/></text:p>
        </draw:text-box>
        <svg:title/>
        <svg:desc/>
      </draw:frame>
      <draw:frame draw:id="id76" presentation:style-name="a548" draw:name="Footer Placeholder 5" svg:x="5.25in" svg:y="7.06451in" svg:width="5.08333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77" presentation:style-name="a552" draw:name="Slide Number Placeholder 6" svg:x="10.82727in" svg:y="7.06451in" svg:width="1.43485in" svg:height="0.39931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presentation:notes style:page-layout-name="pageLayout2" draw:style-name="a582">
        <draw:frame draw:id="id8" presentation:style-name="a555" draw:name="Header Placeholder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6" text:class-names=""><text:date text:fixed="false" style:data-style-name="a557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0" draw:name="Slide Image Placeholder 3">
          <svg:title/>
          <svg:desc/>
        </draw:page-thumbnail>
        <draw:frame draw:id="id11" presentation:style-name="a575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list text:style-name="a574">
                              <text:list-item>
                                <text:p text:style-name="a573" text:class-names="" text:cond-style-name=""><text:span text:style-name="a5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8" draw:name="Footer Placeholder 5" svg:x="0in" svg:y="9.49826in" svg:width="3.25in" svg:height="0.50174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3" presentation:style-name="a581" draw:name="Slide Number Placeholder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3">
      <draw:custom-shape svg:x="0in" svg:y="5.41667in" svg:width="13.32986in" svg:height="2.08333in" draw:id="id78" draw:style-name="a58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8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89" draw:name="Title 1" svg:x="1.2in" svg:y="5.55in" svg:width="11.06042in" svg:height="0.9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81" presentation:style-name="a593" draw:name="Picture Placeholder 2" svg:x="0.00002in" svg:y="0in" svg:width="13.33332in" svg:height="5.37519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82" presentation:style-name="a597" draw:name="Text Placeholder 3" svg:x="1.2in" svg:y="6.46in" svg:width="11.06in" svg:height="0.65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83" presentation:style-name="a602" draw:name="Date Placeholder 4" svg:x="1.2in" svg:y="7.06451in" svg:width="2.70371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3/24/2020</text:date></text:span><text:span text:style-name="a600" text:class-names=""/></text:p>
        </draw:text-box>
        <svg:title/>
        <svg:desc/>
      </draw:frame>
      <draw:frame draw:id="id84" presentation:style-name="a605" draw:name="Footer Placeholder 5" svg:x="4.03126in" svg:y="7.06451in" svg:width="5.27428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5" presentation:style-name="a609" draw:name="Slide Number Placeholder 6" svg:x="10.82727in" svg:y="7.06451in" svg:width="1.43485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39">
        <draw:frame draw:id="id8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3" text:class-names=""><text:date text:fixed="false" style:data-style-name="a614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7" draw:name="Slide Image Placeholder 3">
          <svg:title/>
          <svg:desc/>
        </draw:page-thumbnail>
        <draw:frame draw:id="id11" presentation:style-name="a632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5" draw:name="Footer Placeholder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3" presentation:style-name="a638" draw:name="Slide Number Placeholder 6" svg:x="4.24826in" svg:y="9.49826in" svg:width="3.25in" svg:height="0.50174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0">
      <draw:custom-shape svg:x="0.00347in" svg:y="7in" svg:width="13.32986in" svg:height="0.5in" draw:id="id86" draw:layer="Master1-bg" draw:style-name="a6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43" draw:name="Straight Connector 8">
        <svg:title/>
        <svg:desc/>
      </draw:connector>
      <draw:frame draw:id="id89" presentation:style-name="a647" draw:name="Title 1" svg:x="1.2in" svg:y="0.31343in" svg:width="11in" svg:height="1.58657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90" presentation:style-name="a664" draw:name="Vertical Text Placeholder 2" svg:x="1.2in" svg:y="2.01852in" svg:width="11in" svg:height="4.4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69" draw:name="Date Placeholder 3" svg:x="1.2in" svg:y="7.06451in" svg:width="2.70371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3/24/2020</text:date></text:span><text:span text:style-name="a667" text:class-names=""/></text:p>
        </draw:text-box>
        <svg:title/>
        <svg:desc/>
      </draw:frame>
      <draw:frame draw:id="id92" presentation:style-name="a672" draw:name="Footer Placeholder 4" svg:x="4.03126in" svg:y="7.06451in" svg:width="5.27428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93" presentation:style-name="a676" draw:name="Slide Number Placeholder 5" svg:x="10.82727in" svg:y="7.06451in" svg:width="1.43485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</draw:text-box>
        <svg:title/>
        <svg:desc/>
      </draw:frame>
      <presentation:notes style:page-layout-name="pageLayout2" draw:style-name="a706">
        <draw:frame draw:id="id8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9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4" draw:name="Slide Image Placeholder 3">
          <svg:title/>
          <svg:desc/>
        </draw:page-thumbnail>
        <draw:frame draw:id="id11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3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7">
      <draw:custom-shape svg:x="0.00347in" svg:y="7in" svg:width="13.32986in" svg:height="0.5in" draw:id="id94" draw:style-name="a7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3" draw:name="Vertical Title 1" svg:x="9.54167in" svg:y="0.4509in" svg:width="2.875in" svg:height="6.2991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97" presentation:style-name="a730" draw:name="Vertical Text Placeholder 2" svg:x="0.91667in" svg:y="0.4509in" svg:width="8.45833in" svg:height="6.299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5" draw:name="Date Placeholder 3" svg:x="1.2in" svg:y="7.06451in" svg:width="2.70371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3/24/2020</text:date></text:span><text:span text:style-name="a733" text:class-names=""/></text:p>
        </draw:text-box>
        <svg:title/>
        <svg:desc/>
      </draw:frame>
      <draw:frame draw:id="id99" presentation:style-name="a738" draw:name="Footer Placeholder 4" svg:x="4.03126in" svg:y="7.06451in" svg:width="5.27428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0" presentation:style-name="a742" draw:name="Slide Number Placeholder 5" svg:x="10.82727in" svg:y="7.06451in" svg:width="1.43485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2">
        <draw:frame draw:id="id8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9" presentation:style-name="a749" draw:name="Date Placeholder 2" svg:x="4.24826in" svg:y="0in" svg:width="3.25in" svg:height="0.50174in" presentation:class="date-time" presentation:placeholder="false">
          <draw:text-box>
            <text:p text:style-name="a748" text:class-names="" text:cond-style-name=""><text:span text:style-name="a746" text:class-names=""><text:date text:fixed="false" style:data-style-name="a747">3/2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0" draw:name="Slide Image Placeholder 3">
          <svg:title/>
          <svg:desc/>
        </draw:page-thumbnail>
        <draw:frame draw:id="id11" presentation:style-name="a765" draw:name="Notes Placeholder 4" svg:x="0.75in" svg:y="4.8125in" svg:width="6in" svg:height="3.9375in" presentation:class="notes" presentation:placeholder="false">
          <draw:text-box>
            <text:p text:style-name="a752" text:class-names="" text:cond-style-name=""><text:span text:style-name="a751" text:class-names="">Edit Master text styles</text:span></text:p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Second level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><text:span text:style-name="a7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p text:style-name="a760" text:class-names="" text:cond-style-name=""><text:span text:style-name="a7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8" draw:name="Footer Placeholder 5" svg:x="0in" svg:y="9.49826in" svg:width="3.25in" svg:height="0.50174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3" presentation:style-name="a771" draw:name="Slide Number Placehold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0-03-25T01:19:40Z</dc:date>
    <meta:template xlink:href="TM02900769%5b%5bfn=Retrospect%5d%5d" xlink:type="simple"/>
    <meta:editing-cycles>18</meta:editing-cycles>
    <meta:editing-duration>PT44051S</meta:editing-duration>
    <meta:document-statistic meta:paragraph-count="120" meta:word-count="654"/>
  </office:meta>
</office:document-meta>
</file>